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style-name="Titulo" text:outline-level="1">isaias</text:h>
      <text:h text:style-name="Seccion" text:outline-level="2">Experiencia</text:h>
      <text:p>Científico de Datos en una firma de consultoría: Lideré proyectos de analítica avanzada para optimizar la eficiencia operativa en empresas Fortune 500.</text:p>
      <text:p>Desarrollador de modelos predictivos en un banco internacional: Creé modelos de riesgo crediticio utilizando Machine Learning, lo que redujo las pérdidas por morosidad en un 12%.</text:p>
      <text:p>Analista de datos en una startup de logística: Diseñé dashboards en tiempo real para seguimiento de rutas, mejorando la eficiencia de entregas en un 25%.</text:p>
      <text:h text:style-name="Seccion" text:outline-level="2">Estudios</text:h>
      <text:p>Máster en Big Data y Business Analytics, ESADE Business School (2018-2020)</text:p>
      <text:p>Licenciatura en Matemáticas, Universidad de Buenos Aires (2013-2017)</text:p>
      <text:p>Certificación en Análisis Avanzado de Datos, IBM Data Science Professional Certificate (2021)</text:p>
      <text:h text:style-name="Seccion" text:outline-level="2">Habilidades</text:h>
      <text:p>Lenguajes: Python, R, SQL</text:p>
      <text:p>Machine Learning (Scikit-learn, XGBoost, TensorFlow)</text:p>
      <text:p>Visualización de datos: Tableau, Power BI, Matplotlib</text:p>
      <text:p>Big Data: Spark, Hadoop, Google BigQuery</text:p>
      <text:p>Optimización matemática y estadística avanzada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Titulo" style:family="paragraph" style:display-name="Titulo">
      <style:text-properties fo:font-weight="bold" fo:font-size="24pt"/>
    </style:style>
    <style:style style:name="Seccion" style:family="paragraph" style:display-name="Seccion">
      <style:text-properties fo:font-weight="bold" fo:font-size="14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